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00/00/00</text:date>, <text:time style:data-style-name="N2" text:time-value="19:18:56.1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23T21:05:52.155000000</dc:date>
    <meta:editing-duration>PT14H4M54S</meta:editing-duration>
    <meta:editing-cycles>245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'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IsDecompositionEnable( code as Long )

	IsDecompositionEnable = ( code &gt;= 44032 And code &lt;= 55203 )

End Function

Function research___multibyte___extract_initial_consonant '초성 : initial_consonant

	InitKoreanPartsList

	Dim s as String : s = "가나민ㄷㅏ"
	Dim b() as Byte
	Dim code as Long
	
	Dim result as String
	
	Dim i as Integer
	For i = 1 To 5
		b = Mid( s, i, 1 )
		
		'
		' b( 1 )
		'
		code = b( 1 )
		code = code * 256 ' 256 : 2의 8승 : 왼쪽 shift 8
		
		'
		' b( 0 )
		'
		code = code + b( 0 )
		
		If IsDecompositionEnable( code ) Then
			result = result &amp; "+ " &amp; b &amp; Chr( 10 ) &amp; "0 : " &amp; b( 0 ) &amp; Chr( 10 ) &amp; "1 : " &amp; b( 1 ) &amp; Chr( 10 ) &amp; list_initial_consonaant( Extract_InitialConsonant( b ) ) &amp; Chr( 10 ) &amp; Chr( 10 )
		Else
			result = result &amp; "+ " &amp; b &amp; Chr( 10 ) &amp; "분해 불가" &amp; Chr( 10 ) &amp; Chr( 10 )
		End If
	Next i
	
	MsgBox( result )
	
End Function
Function Extract_InitialConsonant( b() as Byte )

	'
	' byte array를 하나의 수로 만든다.
	'
	
	Dim i as Long 'Integer : 16bit, Long : 32bit
	
	'
	' b( 1 )
	'
	i = b( 1 )
	i = i * 256 ' 256 : 2의 8승 : 왼쪽 shift 8
	
	'
	' b( 0 )
	'
	i = i + b( 0 )
	
	'
	' 한글 결합식
	'
	' (초성 인덱스 * 21 + 중성 인덱스) * 28 + 종성 인덱스 + 0xAC00( 44032 : 가 )
	'
	
	'
	' 가 : 44032
	' 각 항목의 인덱스가 모두 0 일때 '가' 이다.
	'
	i = i - 44032
	
	'
	' 종성 떨구기
	'
	i = i / 28
	
	'
	' 중성 떨구기
	'
	i = i / 21
	
	Extract_InitialConsonant = i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